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6.966cm"/>
    </style:style>
    <style:style style:name="co3" style:family="table-column">
      <style:table-column-properties fo:break-before="auto" style:column-width="6.67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:LANG</text:p>
          </table:table-cell>
          <table:table-cell office:value-type="string">
            <text:p>FR</text:p>
          </table:table-cell>
          <table:table-cell office:value-type="string">
            <text:p>EN</text:p>
          </table:table-cell>
        </table:table-row>
        <table:table-row table:style-name="ro1">
          <table:table-cell office:value-type="string">
            <text:p>&amp;masquer</text:p>
          </table:table-cell>
          <table:table-cell office:value-type="string">
            <text:p>Masquer</text:p>
          </table:table-cell>
          <table:table-cell office:value-type="string">
            <text:p>Hide</text:p>
          </table:table-cell>
        </table:table-row>
        <table:table-row table:style-name="ro1">
          <table:table-cell office:value-type="string">
            <text:p>&amp;montrer</text:p>
          </table:table-cell>
          <table:table-cell office:value-type="string">
            <text:p>Montrer</text:p>
          </table:table-cell>
          <table:table-cell office:value-type="string">
            <text:p>Show</text:p>
          </table:table-cell>
        </table:table-row>
        <table:table-row table:style-name="ro1">
          <table:table-cell office:value-type="string">
            <text:p>&amp;chercher</text:p>
          </table:table-cell>
          <table:table-cell office:value-type="string">
            <text:p>Chercher</text:p>
          </table:table-cell>
          <table:table-cell office:value-type="string">
            <text:p>Search</text:p>
          </table:table-cell>
        </table:table-row>
        <table:table-row table:style-name="ro1">
          <table:table-cell office:value-type="string">
            <text:p>&amp;TDM</text:p>
          </table:table-cell>
          <table:table-cell office:value-type="string">
            <text:p>Afficher la table des matières</text:p>
          </table:table-cell>
          <table:table-cell office:value-type="string">
            <text:p>Show Table Of Contents</text:p>
          </table:table-cell>
        </table:table-row>
        <table:table-row table:style-name="ro1">
          <table:table-cell office:value-type="string">
            <text:p>&amp;precedent</text:p>
          </table:table-cell>
          <table:table-cell office:value-type="string">
            <text:p>Aller au précedent</text:p>
          </table:table-cell>
          <table:table-cell office:value-type="string">
            <text:p>Previous topic</text:p>
          </table:table-cell>
        </table:table-row>
        <table:table-row table:style-name="ro1">
          <table:table-cell office:value-type="string">
            <text:p>&amp;suivant</text:p>
          </table:table-cell>
          <table:table-cell office:value-type="string">
            <text:p>Aller au suivant</text:p>
          </table:table-cell>
          <table:table-cell office:value-type="string">
            <text:p>Next topic</text:p>
          </table:table-cell>
        </table:table-row>
        <table:table-row table:style-name="ro1">
          <table:table-cell office:value-type="string">
            <text:p>&amp;accueil</text:p>
          </table:table-cell>
          <table:table-cell office:value-type="string">
            <text:p>Aller à l'accueil</text:p>
          </table:table-cell>
          <table:table-cell office:value-type="string">
            <text:p>Start topic</text:p>
          </table:table-cell>
        </table:table-row>
        <table:table-row table:style-name="ro1">
          <table:table-cell office:value-type="string">
            <text:p>&amp;imprimer</text:p>
          </table:table-cell>
          <table:table-cell office:value-type="string">
            <text:p>Imprimer</text:p>
          </table:table-cell>
          <table:table-cell office:value-type="string">
            <text:p>Print</text:p>
          </table:table-cell>
        </table:table-row>
        <table:table-row table:style-name="ro1">
          <table:table-cell office:value-type="string">
            <text:p>&amp;signet</text:p>
          </table:table-cell>
          <table:table-cell office:value-type="string">
            <text:p>Ajouter un signet</text:p>
          </table:table-cell>
          <table:table-cell office:value-type="string">
            <text:p>Add bookmark</text:p>
          </table:table-cell>
        </table:table-row>
        <table:table-row table:style-name="ro1">
          <table:table-cell office:value-type="string">
            <text:p>&amp;TdmTitre</text:p>
          </table:table-cell>
          <table:table-cell office:value-type="string">
            <text:p>Table des Matières</text:p>
          </table:table-cell>
          <table:table-cell office:value-type="string">
            <text:p>Table of contents</text:p>
          </table:table-cell>
        </table:table-row>
        <table:table-row table:style-name="ro1">
          <table:table-cell office:value-type="string">
            <text:p>&amp;SearchTitre</text:p>
          </table:table-cell>
          <table:table-cell office:value-type="string">
            <text:p>Recherche</text:p>
          </table:table-cell>
          <table:table-cell office:value-type="string">
            <text:p>Search</text:p>
          </table:table-cell>
        </table:table-row>
        <table:table-row table:style-name="ro1">
          <table:table-cell office:value-type="string">
            <text:p>&amp;ResRecherche</text:p>
          </table:table-cell>
          <table:table-cell office:value-type="string">
            <text:p>Resultats de la recherche</text:p>
          </table:table-cell>
          <table:table-cell office:value-type="string">
            <text:p>Search results</text:p>
          </table:table-cell>
        </table:table-row>
        <table:table-row table:style-name="ro1">
          <table:table-cell office:value-type="string">
            <text:p>&amp;score</text:p>
          </table:table-cell>
          <table:table-cell table:number-columns-repeated="2" office:value-type="string">
            <text:p>Score : </text:p>
          </table:table-cell>
        </table:table-row>
        <table:table-row table:style-name="ro1">
          <table:table-cell office:value-type="string">
            <text:p>&amp;AucunResultat</text:p>
          </table:table-cell>
          <table:table-cell office:value-type="string">
            <text:p>Votre recherche n'a produit aucun résultat</text:p>
          </table:table-cell>
          <table:table-cell office:value-type="string">
            <text:p>No result</text:p>
          </table:table-cell>
        </table:table-row>
        <table:table-row table:style-name="ro1">
          <table:table-cell office:value-type="string">
            <text:p>&amp;plus10res</text:p>
          </table:table-cell>
          <table:table-cell office:value-type="string">
            <text:p>Il existe plus d'occurrences dans ce topic</text:p>
          </table:table-cell>
          <table:table-cell office:value-type="string">
            <text:p>There are more accurences in this topic</text:p>
          </table:table-cell>
        </table:table-row>
        <table:table-row table:style-name="ro1">
          <table:table-cell office:value-type="string">
            <text:p>&amp;RechOptTitre</text:p>
          </table:table-cell>
          <table:table-cell table:number-columns-repeated="2" office:value-type="string">
            <text:p>Options</text:p>
          </table:table-cell>
        </table:table-row>
        <table:table-row table:style-name="ro1">
          <table:table-cell office:value-type="string">
            <text:p>&amp;RechOpt1</text:p>
          </table:table-cell>
          <table:table-cell office:value-type="string">
            <text:p>Rechercher les modules contenant</text:p>
          </table:table-cell>
          <table:table-cell office:value-type="string">
            <text:p>Search the topics containing</text:p>
          </table:table-cell>
        </table:table-row>
        <table:table-row table:style-name="ro1">
          <table:table-cell office:value-type="string">
            <text:p>&amp;RechOptTM</text:p>
          </table:table-cell>
          <table:table-cell office:value-type="string">
            <text:p>tous les mots</text:p>
          </table:table-cell>
          <table:table-cell office:value-type="string">
            <text:p>all words</text:p>
          </table:table-cell>
        </table:table-row>
        <table:table-row table:style-name="ro1">
          <table:table-cell office:value-type="string">
            <text:p>&amp;RechOpt1M</text:p>
          </table:table-cell>
          <table:table-cell office:value-type="string">
            <text:p>au moins 1 mot</text:p>
          </table:table-cell>
          <table:table-cell office:value-type="string">
            <text:p>at least one word</text:p>
          </table:table-cell>
        </table:table-row>
        <table:table-row table:style-name="ro1">
          <table:table-cell office:value-type="string">
            <text:p>&amp;RechOpt2</text:p>
          </table:table-cell>
          <table:table-cell office:value-type="string">
            <text:p>Rechercher</text:p>
          </table:table-cell>
          <table:table-cell office:value-type="string">
            <text:p>Search</text:p>
          </table:table-cell>
        </table:table-row>
        <table:table-row table:style-name="ro1">
          <table:table-cell office:value-type="string">
            <text:p>&amp;RechOptMC</text:p>
          </table:table-cell>
          <table:table-cell office:value-type="string">
            <text:p>les mots complets</text:p>
          </table:table-cell>
          <table:table-cell office:value-type="string">
            <text:p>full words</text:p>
          </table:table-cell>
        </table:table-row>
        <table:table-row table:style-name="ro1">
          <table:table-cell office:value-type="string">
            <text:p>&amp;RechOptMD</text:p>
          </table:table-cell>
          <table:table-cell office:value-type="string">
            <text:p>les débuts de mots</text:p>
          </table:table-cell>
          <table:table-cell office:value-type="string">
            <text:p>start of words</text:p>
          </table:table-cell>
        </table:table-row>
        <table:table-row table:style-name="ro1">
          <table:table-cell office:value-type="string">
            <text:p>&amp;AlphaIndexTitre</text:p>
          </table:table-cell>
          <table:table-cell office:value-type="string">
            <text:p>Index Alphabétique</text:p>
          </table:table-cell>
          <table:table-cell office:value-type="string">
            <text:p>Alphabetical Index</text:p>
          </table:table-cell>
        </table:table-row>
        <table:table-row table:style-name="ro1">
          <table:table-cell office:value-type="string">
            <text:p>&amp;TdmTitreTab</text:p>
          </table:table-cell>
          <table:table-cell office:value-type="string">
            <text:p>Sommaire</text:p>
          </table:table-cell>
          <table:table-cell office:value-type="string">
            <text:p>Contents</text:p>
          </table:table-cell>
        </table:table-row>
        <table:table-row table:style-name="ro1">
          <table:table-cell office:value-type="string">
            <text:p>&amp;SearchTitreTab</text:p>
          </table:table-cell>
          <table:table-cell office:value-type="string">
            <text:p>Recherche</text:p>
          </table:table-cell>
          <table:table-cell office:value-type="string">
            <text:p>Search</text:p>
          </table:table-cell>
        </table:table-row>
        <table:table-row table:style-name="ro1">
          <table:table-cell office:value-type="string">
            <text:p>&amp;AlphaIndexTitreTab</text:p>
          </table:table-cell>
          <table:table-cell table:number-columns-repeated="2" office:value-type="string">
            <text:p>Index</text:p>
          </table:table-cell>
        </table:table-row>
        <table:table-row table:style-name="ro1">
          <table:table-cell office:value-type="string">
            <text:p>&amp;premier</text:p>
          </table:table-cell>
          <table:table-cell office:value-type="string">
            <text:p>Premier</text:p>
          </table:table-cell>
          <table:table-cell office:value-type="string">
            <text:p>First</text:p>
          </table:table-cell>
        </table:table-row>
        <table:table-row table:style-name="ro1">
          <table:table-cell office:value-type="string">
            <text:p>&amp;fin</text:p>
          </table:table-cell>
          <table:table-cell office:value-type="string">
            <text:p>Fin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&amp;dernier</text:p>
          </table:table-cell>
          <table:table-cell office:value-type="string">
            <text:p>Dernier</text:p>
          </table:table-cell>
          <table:table-cell office:value-type="string">
            <text:p>Last</text:p>
          </table:table-cell>
        </table:table-row>
        <table:table-row table:style-name="ro1">
          <table:table-cell office:value-type="string">
            <text:p>&amp;DeSurligne</text:p>
          </table:table-cell>
          <table:table-cell office:value-type="string">
            <text:p>Effacer le surlignage</text:p>
          </table:table-cell>
          <table:table-cell office:value-type="string">
            <text:p>Erase highlights</text:p>
          </table:table-cell>
        </table:table-row>
        <table:table-row table:style-name="ro1">
          <table:table-cell office:value-type="string">
            <text:p>&amp;fermer</text:p>
          </table:table-cell>
          <table:table-cell office:value-type="string">
            <text:p>Fermer</text:p>
          </table:table-cell>
          <table:table-cell office:value-type="string">
            <text:p>Clo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6">26/10/2011</text:date>, <text:time>09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0-26T09:58:16</dc:date>
    <dc:creator>FAUCHEUR </dc:creator>
    <meta:generator>LibreOffice/3.4$Unix LibreOffice_project/340m1$Build-302</meta:generator>
    <meta:editing-duration>PT25M14S</meta:editing-duration>
    <meta:editing-cycles>6</meta:editing-cycles>
    <meta:document-statistic meta:table-count="1" meta:cell-count="96" meta:object-count="0"/>
  </office:meta>
</office:document-meta>
</file>